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9aa2" officeooo:paragraph-rsid="001b9aa2" style:font-size-asian="14pt" style:font-size-complex="16pt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officeooo:rsid="001b9aa2" officeooo:paragraph-rsid="001b9aa2" style:font-size-asian="14pt" style:font-size-complex="16pt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62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4">КАФЕДРА ВЫЧИСЛИТЕЛЬ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Отчёт по лабораторной работе №<text:span text:style-name="T3">5</text:span></text:p>
      <text:p text:style-name="P7">Вариант <text:span text:style-name="T3">311</text:span></text:p>
      <text:p text:style-name="P6"/>
      <text:p text:style-name="P6"/>
      <text:p text:style-name="P6"/>
      <text:p text:style-name="P6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2"/>
      <text:p text:style-name="P11">Выводы:</text:p>
      <text:p text:style-name="P10">Я вдоволь помучился с путями в файловой системе. Запускаешь кнопочкой айдишки — всё работает; делаешь то же самое из терминала — ловишь кучу исключений. Меняешь пути — взлетело. Из терминала. А из айдишки — уже нет))</text:p>
      <text:p text:style-name="P10">А ещё довольно непросто понять, как должна вести себя программа в исключительных ситуациях типа некорректного xml-файла: то ли ей кинуть сообщение и закрыться, то ли <text:s/>как-то неполноценно, с параметрами по-умолчанию, но всё же, не упасть?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13:04:18.998562028</dc:date>
    <dc:creator>Артём P3102 Ощепков</dc:creator>
    <meta:generator>LibreOffice/4.2.8.2$Linux_X86_64 LibreOffice_project/420m0$Build-2</meta:generator>
    <meta:editing-duration>PT5M32S</meta:editing-duration>
    <meta:editing-cycles>3</meta:editing-cycles>
    <meta:document-statistic meta:table-count="0" meta:image-count="0" meta:object-count="0" meta:page-count="2" meta:paragraph-count="11" meta:word-count="91" meta:character-count="630" meta:non-whitespace-character-count="545"/>
  </office:meta>
</office:document-meta>
</file>